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951cm"/>
    </style:style>
    <style:style style:name="co9" style:family="table-column">
      <style:table-column-properties fo:break-before="auto" style:column-width="2.512cm"/>
    </style:style>
    <style:style style:name="co4" style:family="table-column">
      <style:table-column-properties fo:break-before="auto" style:column-width="3.574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3.669cm"/>
    </style:style>
    <style:style style:name="co10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2.715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 style:data-style-name="N37"/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800000" fo:wrap-option="wrap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Übersicht" table:style-name="ta1" table:print="false"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7" table:number-columns-repeated="1018" table:default-cell-style-name="ce7"/>
        <table:table-row table:style-name="ro2">
          <table:table-cell office:value-type="string">
            <text:p>Hersteller</text:p>
          </table:table-cell>
          <table:table-cell office:value-type="string">
            <text:p>Analog Devices</text:p>
          </table:table-cell>
          <table:table-cell office:value-type="string">
            <text:p>On Semi</text:p>
          </table:table-cell>
          <table:table-cell office:value-type="string">
            <text:p>IDT</text:p>
          </table:table-cell>
          <table:table-cell office:value-type="string">
            <text:p>Silabs</text:p>
          </table:table-cell>
          <table:table-cell office:value-type="string">
            <text:p>TI</text:p>
          </table:table-cell>
          <table:table-cell table:number-columns-repeated="1018"/>
        </table:table-row>
        <table:table-row table:style-name="ro2">
          <table:table-cell office:value-type="string">
            <text:p>Typ</text:p>
          </table:table-cell>
          <table:table-cell office:value-type="string">
            <text:p>ADF4351</text:p>
          </table:table-cell>
          <table:table-cell office:value-type="string">
            <text:p>FS7140</text:p>
          </table:table-cell>
          <table:table-cell office:value-type="string">
            <text:p>IDT5V49EE702</text:p>
          </table:table-cell>
          <table:table-cell office:value-type="string">
            <text:p>Si5326</text:p>
          </table:table-cell>
          <table:table-cell table:style-name="ce9" office:value-type="string">
            <text:p>TRF3761</text:p>
          </table:table-cell>
          <table:table-cell table:number-columns-repeated="1018"/>
        </table:table-row>
        <table:table-row table:style-name="ro2">
          <table:table-cell office:value-type="string">
            <text:p>Stromverbrauch</text:p>
          </table:table-cell>
          <table:table-cell office:value-type="float" office:value="150">
            <text:p>150</text:p>
          </table:table-cell>
          <table:table-cell office:value-type="string">
            <text:p>35mA +Load</text:p>
          </table:table-cell>
          <table:table-cell office:value-type="string">
            <text:p>25 mA + Load</text:p>
          </table:table-cell>
          <table:table-cell office:value-type="string">
            <text:p>200mA</text:p>
          </table:table-cell>
          <table:table-cell office:value-type="string">
            <text:p>130-150mA</text:p>
          </table:table-cell>
          <table:table-cell table:number-columns-repeated="1018"/>
        </table:table-row>
        <table:table-row table:style-name="ro2">
          <table:table-cell office:value-type="string">
            <text:p>Ausgänge</text:p>
          </table:table-cell>
          <table:table-cell office:value-type="string">
            <text:p>2 x Diff., kein TTL</text:p>
          </table:table-cell>
          <table:table-cell office:value-type="string">
            <text:p>1xDiff/TTL</text:p>
          </table:table-cell>
          <table:table-cell office:value-type="string">
            <text:p>3 Diff / 6 TTL</text:p>
          </table:table-cell>
          <table:table-cell office:value-type="string">
            <text:p>2 Diff / 2x2 TTL (kein inv.)</text:p>
          </table:table-cell>
          <table:table-cell office:value-type="string">
            <text:p>1 Diff, 2 TTL</text:p>
          </table:table-cell>
          <table:table-cell table:number-columns-repeated="1018"/>
        </table:table-row>
        <table:table-row table:style-name="ro2">
          <table:table-cell office:value-type="string">
            <text:p>Frequenzbereich</text:p>
          </table:table-cell>
          <table:table-cell table:style-name="ce8" office:value-type="string">
            <text:p>35 – 4400 Mhz</text:p>
          </table:table-cell>
          <table:table-cell office:value-type="string">
            <text:p>35kHz - 150/350MHz</text:p>
          </table:table-cell>
          <table:table-cell office:value-type="string">
            <text:p>0kHz – 500MHz</text:p>
          </table:table-cell>
          <table:table-cell office:value-type="string">
            <text:p>2kHz – 945MHz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Präzision @ 10Mhz</text:p>
          </table:table-cell>
          <table:table-cell/>
          <table:table-cell office:value-type="string">
            <text:p>1 kHz</text:p>
          </table:table-cell>
          <table:table-cell office:value-type="string">
            <text:p>2.5kHz</text:p>
          </table:table-cell>
          <table:table-cell table:number-columns-repeated="1020"/>
        </table:table-row>
        <table:table-row table:style-name="ro2">
          <table:table-cell office:value-type="string">
            <text:p>Interface</text:p>
          </table:table-cell>
          <table:table-cell office:value-type="string">
            <text:p>SPI like</text:p>
          </table:table-cell>
          <table:table-cell table:number-columns-repeated="2" office:value-type="string">
            <text:p>I2C</text:p>
          </table:table-cell>
          <table:table-cell office:value-type="string">
            <text:p>I2C/SPI</text:p>
          </table:table-cell>
          <table:table-cell office:value-type="string">
            <text:p>SPI Like</text:p>
          </table:table-cell>
          <table:table-cell table:number-columns-repeated="1018"/>
        </table:table-row>
        <table:table-row table:style-name="ro2">
          <table:table-cell office:value-type="string">
            <text:p>VCC</text:p>
          </table:table-cell>
          <table:table-cell table:number-columns-repeated="3" office:value-type="string">
            <text:p>3.3V</text:p>
          </table:table-cell>
          <table:table-cell office:value-type="string">
            <text:p>3.3V, 2.5V, 1.8V</text:p>
          </table:table-cell>
          <table:table-cell office:value-type="string">
            <text:p>5V</text:p>
          </table:table-cell>
          <table:table-cell table:number-columns-repeated="1018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XTAL, REF (TTL)</text:p>
          </table:table-cell>
          <table:table-cell office:value-type="string">
            <text:p>XTAL, REF(TTL)</text:p>
          </table:table-cell>
          <table:table-cell office:value-type="string">
            <text:p>XTAL, REF</text:p>
          </table:table-cell>
          <table:table-cell office:value-type="string">
            <text:p>REF</text:p>
          </table:table-cell>
          <table:table-cell table:number-columns-repeated="1018"/>
        </table:table-row>
        <table:table-row table:style-name="ro2">
          <table:table-cell office:value-type="string">
            <text:p>Gehäuse</text:p>
          </table:table-cell>
          <table:table-cell office:value-type="string">
            <text:p>CP32 (5x5mm)</text:p>
          </table:table-cell>
          <table:table-cell office:value-type="string">
            <text:p>SSOP16 (5.3x6.2mm)</text:p>
          </table:table-cell>
          <table:table-cell office:value-type="string">
            <text:p>QFN28 (4x4mm)</text:p>
          </table:table-cell>
          <table:table-cell office:value-type="string">
            <text:p>QFN36(6x6mm)</text:p>
          </table:table-cell>
          <table:table-cell office:value-type="string">
            <text:p>QFN40(6x6mm)</text:p>
          </table:table-cell>
          <table:table-cell table:number-columns-repeated="1018"/>
        </table:table-row>
        <table:table-row table:style-name="ro4">
          <table:table-cell office:value-type="string">
            <text:p>Lieferbarkeit</text:p>
          </table:table-cell>
          <table:table-cell office:value-type="string">
            <text:p>Digikey bestellt (kein Lager)</text:p>
          </table:table-cell>
          <table:table-cell office:value-type="string">
            <text:p>Farnell, Digikey</text:p>
          </table:table-cell>
          <table:table-cell office:value-type="string">
            <text:p>Digikey</text:p>
          </table:table-cell>
          <table:table-cell office:value-type="string">
            <text:p>Digikey</text:p>
          </table:table-cell>
          <table:table-cell office:value-type="string">
            <text:p>Digikey bestellt (kein Lager)</text:p>
          </table:table-cell>
          <table:table-cell table:number-columns-repeated="1018"/>
        </table:table-row>
        <table:table-row table:style-name="ro4">
          <table:table-cell office:value-type="string">
            <text:p>Preis</text:p>
          </table:table-cell>
          <table:table-cell office:value-type="string">
            <text:p>12.90 (Digikey)</text:p>
          </table:table-cell>
          <table:table-cell office:value-type="string">
            <text:p>17.35CHF (Farnell) 6.5EUR (Digikey)</text:p>
          </table:table-cell>
          <table:table-cell office:value-type="string">
            <text:p>9 EUR (Digikey)</text:p>
          </table:table-cell>
          <table:table-cell office:value-type="string">
            <text:p>29.3EUR (Digikey)</text:p>
          </table:table-cell>
          <table:table-cell office:value-type="string">
            <text:p>13EUR(Digikey)</text:p>
          </table:table-cell>
          <table:table-cell table:number-columns-repeated="1018"/>
        </table:table-row>
        <table:table-row table:style-name="ro4" table:number-rows-repeated="65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S714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3">
          <table:table-cell table:number-columns-repeated="3"/>
        </table:table-row>
        <table:table-row table:style-name="ro3">
          <table:table-cell office:value-type="string">
            <text:p>fRef</text:p>
          </table:table-cell>
          <table:table-cell office:value-type="string">
            <text:p>0-35MHz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fVCO</text:p>
          </table:table-cell>
          <table:table-cell office:value-type="string">
            <text:p>40-200MHz</text:p>
          </table:table-cell>
          <table:table-cell table:formula="of:=[.C2]*[.C5]/([.C6])" office:value-type="float" office:value="40.2930402930403">
            <text:p>40.29</text:p>
          </table:table-cell>
        </table:table-row>
        <table:table-row table:style-name="ro3">
          <table:table-cell office:value-type="string">
            <text:p>fOut</text:p>
          </table:table-cell>
          <table:table-cell/>
          <table:table-cell table:style-name="ce5" table:formula="of:=[.C3]/([.C7]*[.C8]*[.C9])" office:value-type="float" office:value="0.0349765974765975">
            <text:p>0.034977</text:p>
          </table:table-cell>
        </table:table-row>
        <table:table-row table:style-name="ro3">
          <table:table-cell office:value-type="string">
            <text:p>NF</text:p>
          </table:table-cell>
          <table:table-cell office:value-type="string">
            <text:p>4, 5, 8, 9, 10, 12-16383</text:p>
          </table:table-cell>
          <table:table-cell office:value-type="float" office:value="16500">
            <text:p>16500</text:p>
          </table:table-cell>
        </table:table-row>
        <table:table-row table:style-name="ro3">
          <table:table-cell office:value-type="string">
            <text:p>NR</text:p>
          </table:table-cell>
          <table:table-cell office:value-type="string">
            <text:p>1 – 4095</text:p>
          </table:table-cell>
          <table:table-cell office:value-type="float" office:value="4095">
            <text:p>4095</text:p>
          </table:table-cell>
        </table:table-row>
        <table:table-row table:style-name="ro3">
          <table:table-cell office:value-type="string">
            <text:p>NP1</text:p>
          </table:table-cell>
          <table:table-cell table:style-name="ce4" office:value-type="string">
            <text:p>1 – 12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P2</text:p>
          </table:table-cell>
          <table:table-cell office:value-type="string">
            <text:p>1 – 12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P3</text:p>
          </table:table-cell>
          <table:table-cell office:value-type="string">
            <text:p>1, 2, 4, 8</text:p>
          </table:table-cell>
          <table:table-cell office:value-type="float" office:value="8">
            <text:p>8</text:p>
          </table:table-cell>
        </table:table-row>
      </table:table>
      <table:table table:name="IDT5V49EE702" table:style-name="ta1" table:print="false"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3">
          <table:table-cell table:number-columns-repeated="3"/>
        </table:table-row>
        <table:table-row table:style-name="ro3">
          <table:table-cell office:value-type="string">
            <text:p>fRef</text:p>
          </table:table-cell>
          <table:table-cell office:value-type="string">
            <text:p>1 – 200MHz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fVCO</text:p>
          </table:table-cell>
          <table:table-cell office:value-type="string">
            <text:p>100-1200MHz</text:p>
          </table:table-cell>
          <table:table-cell table:formula="of:=[.C2]*[.C5]/[.C6]" office:value-type="float" office:value="100">
            <text:p>100</text:p>
          </table:table-cell>
        </table:table-row>
        <table:table-row table:style-name="ro3">
          <table:table-cell office:value-type="string">
            <text:p>fOut</text:p>
          </table:table-cell>
          <table:table-cell/>
          <table:table-cell table:style-name="ce5" table:formula="of:=[.C3]/[.C7]" office:value-type="float" office:value="0.00000603099933659007">
            <text:p>0.000006</text:p>
          </table:table-cell>
        </table:table-row>
        <table:table-row table:style-name="ro3">
          <table:table-cell office:value-type="string">
            <text:p>N</text:p>
          </table:table-cell>
          <table:table-cell office:value-type="string">
            <text:p>1 – 4095</text:p>
          </table:table-cell>
          <table:table-cell office:value-type="float" office:value="1270">
            <text:p>1270</text:p>
          </table:table-cell>
        </table:table-row>
        <table:table-row table:style-name="ro3">
          <table:table-cell office:value-type="string">
            <text:p>D</text:p>
          </table:table-cell>
          <table:table-cell table:style-name="ce4" office:value-type="string">
            <text:p>1 – 127</text:p>
          </table:table-cell>
          <table:table-cell office:value-type="float" office:value="127">
            <text:p>127</text:p>
          </table:table-cell>
        </table:table-row>
        <table:table-row table:style-name="ro3">
          <table:table-cell office:value-type="string">
            <text:p>ODIV</text:p>
          </table:table-cell>
          <table:table-cell table:style-name="ce4" office:value-type="string">
            <text:p>1 – 255(^3)</text:p>
          </table:table-cell>
          <table:table-cell office:value-type="float" office:value="16581000">
            <text:p>16581000</text:p>
          </table:table-cell>
        </table:table-row>
      </table:table>
      <table:table table:name="Si5326" table:style-name="ta1" table:print="false">
        <table:table-column table:style-name="co7" table:number-columns-repeated="3" table:default-cell-style-name="Default"/>
        <table:table-row table:style-name="ro3">
          <table:table-cell table:number-columns-repeated="3"/>
        </table:table-row>
        <table:table-row table:style-name="ro3">
          <table:table-cell office:value-type="string">
            <text:p>fRef</text:p>
          </table:table-cell>
          <table:table-cell office:value-type="string">
            <text:p>1 – 200MHz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fVCO</text:p>
          </table:table-cell>
          <table:table-cell/>
          <table:table-cell table:formula="of:=[.C2]*[.C5]*2*[.C6]/([.C7])" office:value-type="float" office:value="20000">
            <text:p>20000</text:p>
          </table:table-cell>
        </table:table-row>
        <table:table-row table:style-name="ro3">
          <table:table-cell office:value-type="string">
            <text:p>fOut</text:p>
          </table:table-cell>
          <table:table-cell/>
          <table:table-cell table:style-name="ce5" table:formula="of:=[.C3]/([.C8]*2*[.C9])" office:value-type="float" office:value="1">
            <text:p>1.000000</text:p>
          </table:table-cell>
        </table:table-row>
        <table:table-row table:style-name="ro3">
          <table:table-cell office:value-type="string">
            <text:p>N2_HS</text:p>
          </table:table-cell>
          <table:table-cell office:value-type="string">
            <text:p>4 – 11</text:p>
          </table:table-cell>
          <table:table-cell table:style-name="ce6" office:value-type="float" office:value="10">
            <text:p>10</text:p>
          </table:table-cell>
        </table:table-row>
        <table:table-row table:style-name="ro3">
          <table:table-cell office:value-type="string">
            <text:p>N2_LS</text:p>
          </table:table-cell>
          <table:table-cell office:value-type="string">
            <text:p>1 – 524287</text:p>
          </table:table-cell>
          <table:table-cell office:value-type="float" office:value="1000">
            <text:p>1000</text:p>
          </table:table-cell>
        </table:table-row>
        <table:table-row table:style-name="ro3">
          <table:table-cell office:value-type="string">
            <text:p>N31</text:p>
          </table:table-cell>
          <table:table-cell table:style-name="ce4" office:value-type="string">
            <text:p>1 – 6500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N1_HS</text:p>
          </table:table-cell>
          <table:table-cell table:style-name="ce4" office:value-type="string">
            <text:p>5 – 11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N1_LS</text:p>
          </table:table-cell>
          <table:table-cell office:value-type="string">
            <text:p>1 – 524287</text:p>
          </table:table-cell>
          <table:table-cell office:value-type="float" office:value="1000">
            <text:p>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scientific-number number:decimal-places="3" number:min-integer-digits="1" number:min-exponent-digits="3"/>
    </number:number-style>
    <number:number-style style:name="N110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2.09.2012</text:date>, <text:time>21:16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ian Dörfler</meta:initial-creator>
    <meta:creation-date>2012-08-19T12:35:01</meta:creation-date>
    <dc:date>2012-09-02T21:16:55.56</dc:date>
    <dc:creator>Florian Dörfler</dc:creator>
    <meta:editing-duration>PT15H10M31S</meta:editing-duration>
    <meta:editing-cycles>15</meta:editing-cycles>
    <meta:generator>OpenOffice.org/3.3$Win32 OpenOffice.org_project/330m20$Build-9567</meta:generator>
    <meta:document-statistic meta:table-count="4" meta:cell-count="129" meta:object-count="0"/>
  </office:meta>
</office:document-meta>
</file>